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2.499cm" style:rel-column-width="9635*"/>
    </style:style>
    <style:style style:name="Table1.B" style:family="table-column">
      <style:table-column-properties style:column-width="6.6cm" style:rel-column-width="25444*"/>
    </style:style>
    <style:style style:name="Table1.C" style:family="table-column">
      <style:table-column-properties style:column-width="7.9cm" style:rel-column-width="3045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785cm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659" officeooo:paragraph-rsid="000c4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0bddb0" officeooo:paragraph-rsid="000bddb0"/>
    </style:style>
    <style:style style:name="P4" style:family="paragraph" style:parent-style-name="Standard">
      <style:text-properties officeooo:rsid="000c51c7" officeooo:paragraph-rsid="000c51c7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659" officeooo:paragraph-rsid="000c4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158" officeooo:paragraph-rsid="000d6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What did I learn ?</text:p>
          </table:table-cell>
          <table:table-cell table:style-name="Table1.C1" office:value-type="string">
            <text:p text:style-name="P2">What did i solve ?</text:p>
          </table:table-cell>
        </table:table-row>
        <table:table-row table:style-name="Table1.1">
          <table:table-cell table:style-name="Table1.A2" office:value-type="string">
            <text:p text:style-name="P2">8March_25’</text:p>
          </table:table-cell>
          <table:table-cell table:style-name="Table1.A2" office:value-type="string">
            <text:list text:style-name="L1">
              <text:list-item>
                <text:p text:style-name="P5">How symlinks work,homebrew in mac/intel ?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5">Installed cocoapods using new version of ruby in /usr/local/ in mac 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6">TOKEN</text:p>
          </table:table-cell>
          <table:table-cell table:style-name="Table1.A2" office:value-type="string">
            <text:p text:style-name="P1">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</text:p>
          </table:table-cell>
          <table:table-cell table:style-name="Table1.C2" office:value-type="string">
            <text:p text:style-name="P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1:46:50.053922486</meta:creation-date>
    <dc:date>2025-03-09T02:16:56.284474083</dc:date>
    <meta:editing-duration>PT12M18S</meta:editing-duration>
    <meta:editing-cycles>3</meta:editing-cycles>
    <meta:generator>LibreOffice/24.2.5.2$MacOSX_X86_64 LibreOffice_project/bffef4ea93e59bebbeaf7f431bb02b1a39ee8a59</meta:generator>
    <meta:document-statistic meta:table-count="1" meta:image-count="0" meta:object-count="0" meta:page-count="1" meta:paragraph-count="8" meta:word-count="33" meta:character-count="206" meta:non-whitespace-character-count="182"/>
  </office:meta>
</office:document-meta>
</file>